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2.895cm" fo:margin-top="0cm" fo:margin-bottom="0cm" table:align="center" style:writing-mode="lr-tb"/>
    </style:style>
    <style:style style:name="Tableau1.A" style:family="table-column">
      <style:table-column-properties style:column-width="0.579cm"/>
    </style:style>
    <style:style style:name="Tableau1.E" style:family="table-column">
      <style:table-column-properties style:column-width="0.58cm"/>
    </style:style>
    <style:style style:name="Tableau1.1" style:family="table-row">
      <style:table-row-properties style:min-row-height="0.501cm" style:keep-together="true" fo:keep-together="auto"/>
    </style:style>
    <style:style style:name="Tableau1.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loext:contextual-spacing="false" fo:margin-top="0cm" fo:margin-bottom="0.212cm"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loext:contextual-spacing="false" fo:margin-top="0cm" fo:margin-bottom="0cm" fo:line-height="100%" fo:text-align="justify" style:justify-single-word="false"/>
    </style:style>
    <style:style style:name="P6" style:family="paragraph" style:parent-style-name="Text_20_body">
      <style:paragraph-properties loext:contextual-spacing="false" fo:margin-top="0cm" fo:margin-bottom="0.212cm" fo:text-align="justify" style:justify-single-word="false"/>
    </style:style>
    <style:style style:name="P7" style:family="paragraph" style:parent-style-name="Standard">
      <style:paragraph-properties fo:text-align="justify" style:justify-single-word="false"/>
    </style:style>
    <style:style style:name="P8" style:family="paragraph" style:parent-style-name="Standard" style:list-style-name="L3">
      <style:paragraph-properties fo:text-align="justify" style:justify-single-word="false"/>
    </style:style>
    <style:style style:name="P9" style:family="paragraph" style:parent-style-name="Standard" style:list-style-name="L4">
      <style:paragraph-properties fo:text-align="justify" style:justify-single-word="false"/>
    </style:style>
    <style:style style:name="P10" style:family="paragraph" style:parent-style-name="Heading_20_2" style:list-style-name="L1">
      <style:paragraph-properties fo:text-align="center" style:justify-single-word="false"/>
    </style:style>
    <style:style style:name="P11" style:family="paragraph" style:parent-style-name="Heading_20_2" style:list-style-name="L2">
      <style:paragraph-properties fo:text-align="center" style:justify-single-word="false"/>
    </style:style>
    <style:style style:name="P12" style:family="paragraph" style:parent-style-name="Heading_20_2">
      <style:paragraph-properties fo:text-align="start" style:justify-single-word="false"/>
    </style:style>
    <style:style style:name="P13" style:family="paragraph" style:parent-style-name="Heading_20_1" style:master-page-name="Standard">
      <style:paragraph-properties fo:text-align="start" style:justify-single-word="false" style:page-number="auto"/>
      <style:text-properties fo:font-size="16pt" style:font-size-asian="16pt" style:font-size-complex="16pt"/>
    </style:style>
    <style:style style:name="P14" style:family="paragraph" style:parent-style-name="Normal">
      <style:text-properties fo:font-size="12pt" style:font-size-asian="12pt" style:font-size-complex="12pt"/>
    </style:style>
    <style:style style:name="P15" style:family="paragraph" style:parent-style-name="Normal">
      <style:paragraph-properties fo:text-align="justify" style:justify-single-word="false"/>
      <style:text-properties fo:font-size="12pt" style:font-size-asian="12pt" style:font-size-complex="12pt"/>
    </style:style>
    <style:style style:name="P16" style:family="paragraph" style:parent-style-name="Normal">
      <style:paragraph-properties loext:contextual-spacing="false" fo:margin-top="0.176cm" fo:margin-bottom="0cm" fo:line-height="100%"/>
      <style:text-properties fo:color="#4f81bd" style:font-name="Cambria" fo:font-size="13pt" fo:font-weight="bold" style:font-name-asian="Times New Roman" style:font-size-asian="13pt" style:language-asian="fr" style:country-asian="FR" style:font-weight-asian="bold" style:font-name-complex="Times New Roman" style:font-size-complex="13pt" style:font-weight-complex="bold"/>
    </style:style>
    <style:style style:name="P17" style:family="paragraph" style:parent-style-name="Normal">
      <style:paragraph-properties loext:contextual-spacing="false" fo:margin-top="0.176cm" fo:margin-bottom="0cm" fo:line-height="100%" fo:text-align="center" style:justify-single-word="false"/>
      <style:text-properties fo:color="#4f81bd" style:font-name="Cambria" fo:font-size="13pt" fo:font-weight="bold" style:font-name-asian="Times New Roman" style:font-size-asian="13pt" style:language-asian="fr" style:country-asian="FR" style:font-weight-asian="bold" style:font-name-complex="Times New Roman" style:font-size-complex="13pt" style:font-weight-complex="bold"/>
    </style:style>
    <style:style style:name="T1" style:family="text">
      <style:text-properties fo:color="#4f81bd" style:font-name="Cambria" fo:font-size="13pt" fo:font-weight="bold" style:font-name-asian="Times New Roman" style:font-size-asian="13pt" style:language-asian="fr" style:country-asian="FR" style:font-weight-asian="bold" style:font-name-complex="Times New Roman" style:font-size-complex="13pt" style:font-weight-complex="bold"/>
    </style:style>
    <text:list-style style:name="L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l"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34772417868189988" text:style-name="Outline">
        <text:list-item>
          <text:h text:style-name="P13" text:outline-level="1">Compte rendu d'activité </text:h>
        </text:list-item>
      </text:list>
      <text:list xml:id="list8706807984469581465" text:style-name="L1">
        <text:list-item>
          <text:h text:style-name="P10" text:outline-level="2">Répartition du travail : </text:h>
        </text:list-item>
      </text:list>
      <text:p text:style-name="P4">Après une réunion pour définir le sujet et nos objectifs, nous avons décidé de répartir le travail comme ci :</text:p>
      <text:list xml:id="list2241345667407571367" text:style-name="L2">
        <text:list-item>
          <text:h text:style-name="P11" text:outline-level="2">Jean-Baptiste(« Chef de projet ») :</text:h>
        </text:list-item>
      </text:list>
      <text:p text:style-name="P2"/>
      <text:p text:style-name="P4">Après avoir exposé mon idée de jeux, j'ai , à l'aide de mes camarades , réalisé la hiérarchie des package et créé les différentes classes de base de notre projet.</text:p>
      <text:p text:style-name="P4">J'ai , par la suite , eu à m'occuper des packages Room et Item avec Cyrus.</text:p>
      <text:p text:style-name="P4">Nous avons définies plusieurs types de Room :</text:p>
      <text:list xml:id="list5503566173698652062" text:style-name="L3">
        <text:list-item>
          <text:p text:style-name="P8">Room standart sans particularité</text:p>
        </text:list-item>
        <text:list-item>
          <text:p text:style-name="P8">Room Gold : salle du trésor.</text:p>
        </text:list-item>
        <text:list-item>
          <text:p text:style-name="P8">Room Pass : salle nécessitant un pass pour y entrer.</text:p>
        </text:list-item>
        <text:list-item>
          <text:p text:style-name="P8">Wall : modélise les murs.</text:p>
        </text:list-item>
        <text:list-item>
          <text:p text:style-name="P8">DirectorOffice : la salle du directeur , la clé de la salle du trésor s'y trouve à l'intérieur .</text:p>
        </text:list-item>
      </text:list>
      <text:p text:style-name="P4">Ensuite les Items :</text:p>
      <text:list xml:id="list1514158693098635494" text:style-name="L4">
        <text:list-item>
          <text:p text:style-name="P9">Item Clock : la montre du joueur, affiche le temps restant.</text:p>
        </text:list-item>
        <text:list-item>
          <text:p text:style-name="P9">Item Box : <text:s/>objet fixe à un salle , le joueur peut se cacher dedans.</text:p>
        </text:list-item>
        <text:list-item>
          <text:p text:style-name="P9">Item Map : <text:s/>affiche la map et permet de voir sa position ainsi que celle des gardes.</text:p>
        </text:list-item>
        <text:list-item>
          <text:p text:style-name="P9">Item Pass : des passes permettant d'ouvrir les Room Pass.</text:p>
        </text:list-item>
        <text:list-item>
          <text:p text:style-name="P9">Item : la classe mère .</text:p>
        </text:list-item>
        <text:list-item>
          <text:p text:style-name="P9">Item Bait : objet permettant de faire diversion pour que le joueur évite des gardes .</text:p>
        </text:list-item>
      </text:list>
      <text:p text:style-name="P4">Les rooms ne nous ont pas posé beaucoup de problèmes. Les items furent plus difficile. </text:p>
      <text:p text:style-name="P4">Pour l'objet Bait , nous avions comme principe de le faire bouger au début , mais après des difficultés d'implémentation , nous avons décidé d'en faire un objet immobile.</text:p>
      <text:p text:style-name="P4">Je me suis occupé aussi de la classe Timer qui gère « le temps » , un système tour par tour a finalement été implémenté.</text:p>
      <text:p text:style-name="P4">Pour finir , nous nous sommes tous occupé de la classe Simulator et Main à tour de rôle , car celle ci avait besoin de la participation de tout le monde niveau complexité.</text:p>
      <text:list xml:id="list35393166" text:continue-list="list934772417868189988" text:style-name="Outline">
        <text:list-item>
          <text:list>
            <text:list-item>
              <text:h text:style-name="P12" text:outline-level="2"><text:soft-page-break/>Guillaume :</text:h>
            </text:list-item>
          </text:list>
        </text:list-item>
      </text:list>
      <text:p text:style-name="P4"/>
      <text:p text:style-name="P4">J'ai codé le package entity, contenant les gardes (immobiles et mobiles) et le joueur.</text:p>
      <table:table table:name="Tableau1" table:style-name="Tableau1">
        <table:table-column table:style-name="Tableau1.A" table:number-columns-repeated="4"/>
        <table:table-column table:style-name="Tableau1.E"/>
        <table:table-row table:style-name="Tableau1.1">
          <table:table-cell table:style-name="Tableau1.A1" office:value-type="string">
            <text:p text:style-name="P5"/>
          </table:table-cell>
          <table:table-cell table:style-name="Tableau1.A1" office:value-type="string">
            <text:p text:style-name="P5"/>
          </table:table-cell>
          <table:table-cell table:style-name="Tableau1.A1" office:value-type="string">
            <text:p text:style-name="P5">1</text:p>
          </table:table-cell>
          <table:table-cell table:style-name="Tableau1.A1" office:value-type="string">
            <text:p text:style-name="P5"/>
          </table:table-cell>
          <table:table-cell table:style-name="Tableau1.A1" office:value-type="string">
            <text:p text:style-name="P5"/>
          </table:table-cell>
        </table:table-row>
        <table:table-row table:style-name="Tableau1.1">
          <table:table-cell table:style-name="Tableau1.A1" office:value-type="string">
            <text:p text:style-name="P5"/>
          </table:table-cell>
          <table:table-cell table:style-name="Tableau1.A1" office:value-type="string">
            <text:p text:style-name="P5">1</text:p>
          </table:table-cell>
          <table:table-cell table:style-name="Tableau1.A1" office:value-type="string">
            <text:p text:style-name="P5">2</text:p>
          </table:table-cell>
          <table:table-cell table:style-name="Tableau1.A1" office:value-type="string">
            <text:p text:style-name="P5">1</text:p>
          </table:table-cell>
          <table:table-cell table:style-name="Tableau1.A1" office:value-type="string">
            <text:p text:style-name="P5"/>
          </table:table-cell>
        </table:table-row>
        <table:table-row table:style-name="Tableau1.1">
          <table:table-cell table:style-name="Tableau1.A1" office:value-type="string">
            <text:p text:style-name="P5">1</text:p>
          </table:table-cell>
          <table:table-cell table:style-name="Tableau1.A1" office:value-type="string">
            <text:p text:style-name="P5">2</text:p>
          </table:table-cell>
          <table:table-cell table:style-name="Tableau1.A1" office:value-type="string">
            <text:p text:style-name="P5">3</text:p>
          </table:table-cell>
          <table:table-cell table:style-name="Tableau1.A1" office:value-type="string">
            <text:p text:style-name="P5">2</text:p>
          </table:table-cell>
          <table:table-cell table:style-name="Tableau1.A1" office:value-type="string">
            <text:p text:style-name="P5">1</text:p>
          </table:table-cell>
        </table:table-row>
        <table:table-row table:style-name="Tableau1.1">
          <table:table-cell table:style-name="Tableau1.A1" office:value-type="string">
            <text:p text:style-name="P5"/>
          </table:table-cell>
          <table:table-cell table:style-name="Tableau1.A1" office:value-type="string">
            <text:p text:style-name="P5">1</text:p>
          </table:table-cell>
          <table:table-cell table:style-name="Tableau1.A1" office:value-type="string">
            <text:p text:style-name="P5">2</text:p>
          </table:table-cell>
          <table:table-cell table:style-name="Tableau1.A1" office:value-type="string">
            <text:p text:style-name="P5">1</text:p>
          </table:table-cell>
          <table:table-cell table:style-name="Tableau1.A1" office:value-type="string">
            <text:p text:style-name="P5"/>
          </table:table-cell>
        </table:table-row>
        <table:table-row table:style-name="Tableau1.1">
          <table:table-cell table:style-name="Tableau1.A1" office:value-type="string">
            <text:p text:style-name="P5"/>
          </table:table-cell>
          <table:table-cell table:style-name="Tableau1.A1" office:value-type="string">
            <text:p text:style-name="P5"/>
          </table:table-cell>
          <table:table-cell table:style-name="Tableau1.A1" office:value-type="string">
            <text:p text:style-name="P5">1</text:p>
          </table:table-cell>
          <table:table-cell table:style-name="Tableau1.A1" office:value-type="string">
            <text:p text:style-name="P5"/>
          </table:table-cell>
          <table:table-cell table:style-name="Tableau1.A1" office:value-type="string">
            <text:p text:style-name="P5"/>
          </table:table-cell>
        </table:table-row>
      </table:table>
      <text:p text:style-name="P4">La partie la plus difficile fut celle du bruit et de le détection/du mouvement des gardes. En effet un joueur en se déplaçant produit du bruit comme cela : </text:p>
      <text:p text:style-name="P4"/>
      <text:p text:style-name="P4"/>
      <text:p text:style-name="P4"/>
      <text:p text:style-name="P4"/>
      <text:p text:style-name="P4">Les gardes ont la même zone de détection que celle d'émission des bruits. Ils ne peuvent pas entendre au travers de murs, et les joueurs ne peuvent pas faire du bruit au travers des murs.</text:p>
      <text:p text:style-name="P4">Le garde essaiera toujours de se déplacer dans la direction la plus bruyante, sinon son mouvement sera aléatoire.</text:p>
      <text:p text:style-name="P4">La zone de vision du garde est les 4 salles adjacentes à la sienne, si le joueur est caché, il ne le voit pas, et si il le voit, il a une chance de se faire corrompre, qui est proportionnelle à l'argent du joueur.</text:p>
      <text:p text:style-name="P17">Cyrus :</text:p>
      <text:p text:style-name="P16"/>
      <text:p text:style-name="P14">Je me suis chargé de coder en partie chaque classe du package Room, Item et Timer avec Jean-Baptiste. <text:s/>J’ai par la suite également codé la classe Sérialization ainsi que les commandes save et load.</text:p>
      <text:p text:style-name="P15">J’ai également réalisé le Main de la version 2 (celle présenté jeudi) à partir de celui de la version 1. Cela s’est principalement résumé à la création d’une carte 15x15 et des entités qu’elle contient ainsi que l’ajout de quelques fonctionnalités telles que le score et une possibilité de victoire. </text:p>
      <text:p text:style-name="P15"/>
      <text:p text:style-name="P15"><text:tab/><text:tab/><text:tab/><text:tab/><text:tab/><text:span text:style-name="T1">Tom :</text:span></text:p>
      <text:p text:style-name="P16"/>
      <text:p text:style-name="P14">Je me suis occupé personnellement de la partie commande du jeux , et de la serialisation de map et du main . En effet , je suis repartie de la version de code World of Zuul et j'ai effectué <text:soft-page-break/>les changements demandés par nos professeurs. J'ai donc ajouter un package d'énumération pour chaque commande ainsi qu'une classe par commande.</text:p>
      <text:p text:style-name="P14">Dans Simulator , j'ai du m'occuper de réaliser la map dans un fichier a part et de gérer toute la création.</text:p>
      <text:p text:style-name="P14">Pour finir , j'ai aussi aidé Cyrus et Jean-Baptiste pour la classe Bait .</text:p>
      <text:list xml:id="list35406425" text:continue-numbering="true" text:style-name="Outline">
        <text:list-item>
          <text:list>
            <text:list-item>
              <text:h text:style-name="Heading_20_2" text:outline-level="2">Dans les faits …</text:h>
            </text:list-item>
          </text:list>
        </text:list-item>
      </text:list>
      <text:p text:style-name="Text_20_body">Nous avons organisé un autre système au fur et à mesure du projet :</text:p>
      <text:p text:style-name="Text_20_body">Chacun travaillait sur sa partie , jusqu'à découverte d'un bug . </text:p>
      <text:p text:style-name="Text_20_body">Lors d'un bug, tout le monde arrêtait de développer pour se concentrer sur la résolution de bug uniquement.</text:p>
      <text:p text:style-name="P3">Notre testeur en chef était Cyrus.</text:p>
      <text:p text:style-name="P3">Nous avons pu réaliser tout nos objectifs dans les temp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847cm" fo:margin-bottom="0cm" fo:text-align="center" style:justify-single-word="false"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loext:contextual-spacing="false"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er" style:family="paragraph" style:parent-style-name="Standard" style:default-outline-level="" style:list-style-name="" style:class="extra">
      <style:paragraph-properties loext:contextual-spacing="false"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loext:contextual-spacing="false"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loext:contextual-spacing="false" fo:margin-top="0cm" fo:margin-bottom="0cm"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properties fo:hyphenate="false" fo:hyphenation-remain-char-count="0" fo:hyphenation-push-char-count="0"/>
    </style:style>
    <style:style style:name="Default_20_Paragraph_20_Font" style:display-name="Default Paragraph Font" style:family="text"/>
    <style:style style:name="Titre_20_1_20_Car" style:display-name="Titre 1 C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Titre_20_2_20_Car" style:display-name="Titre 2 Car" style:family="text" style:parent-style-name="Default_20_Paragraph_20_Font">
      <style:text-properties fo:color="#4f81bd" style:font-name="Cambria" fo:font-size="13pt" fo:font-weight="bold" style:font-size-asian="13pt" style:font-weight-asian="bold" style:font-size-complex="13pt" style:font-weight-complex="bold"/>
    </style:style>
    <text:outline-style style:name="Outline">
      <text:outline-level-style text:level="1" style:num-format="">
        <style:list-level-properties text:list-level-position-and-space-mode="label-alignment">
          <style:list-level-label-alignment text:label-followed-by="listtab" text:list-tab-stop-position="5.842cm" fo:text-indent="-0.762cm" fo:margin-left="5.842cm"/>
        </style:list-level-properties>
      </text:outline-level-style>
      <text:outline-level-style text:level="2" style:num-format="">
        <style:list-level-properties text:list-level-position-and-space-mode="label-alignment">
          <style:list-level-label-alignment text:label-followed-by="listtab" text:list-tab-stop-position="6.096cm" fo:text-indent="-1.016cm" fo:margin-left="6.096cm"/>
        </style:list-level-properties>
      </text:outline-level-style>
      <text:outline-level-style text:level="3" style:num-format="">
        <style:list-level-properties text:list-level-position-and-space-mode="label-alignment">
          <style:list-level-label-alignment text:label-followed-by="listtab" text:list-tab-stop-position="6.35cm" fo:text-indent="-1.27cm" fo:margin-left="6.35cm"/>
        </style:list-level-properties>
      </text:outline-level-style>
      <text:outline-level-style text:level="4" style:num-format="">
        <style:list-level-properties text:list-level-position-and-space-mode="label-alignment">
          <style:list-level-label-alignment text:label-followed-by="listtab" text:list-tab-stop-position="6.604cm" fo:text-indent="-1.524cm" fo:margin-left="6.604cm"/>
        </style:list-level-properties>
      </text:outline-level-style>
      <text:outline-level-style text:level="5" style:num-format="">
        <style:list-level-properties text:list-level-position-and-space-mode="label-alignment">
          <style:list-level-label-alignment text:label-followed-by="listtab" text:list-tab-stop-position="6.858cm" fo:text-indent="-1.778cm" fo:margin-left="6.858cm"/>
        </style:list-level-properties>
      </text:outline-level-style>
      <text:outline-level-style text:level="6" style:num-format="">
        <style:list-level-properties text:list-level-position-and-space-mode="label-alignment">
          <style:list-level-label-alignment text:label-followed-by="listtab" text:list-tab-stop-position="7.112cm" fo:text-indent="-2.032cm" fo:margin-left="7.112cm"/>
        </style:list-level-properties>
      </text:outline-level-style>
      <text:outline-level-style text:level="7" style:num-format="">
        <style:list-level-properties text:list-level-position-and-space-mode="label-alignment">
          <style:list-level-label-alignment text:label-followed-by="listtab" text:list-tab-stop-position="7.366cm" fo:text-indent="-2.286cm" fo:margin-left="7.366cm"/>
        </style:list-level-properties>
      </text:outline-level-style>
      <text:outline-level-style text:level="8" style:num-format="">
        <style:list-level-properties text:list-level-position-and-space-mode="label-alignment">
          <style:list-level-label-alignment text:label-followed-by="listtab" text:list-tab-stop-position="7.62cm" fo:text-indent="-2.54cm" fo:margin-left="7.62cm"/>
        </style:list-level-properties>
      </text:outline-level-style>
      <text:outline-level-style text:level="9" style:num-format="">
        <style:list-level-properties text:list-level-position-and-space-mode="label-alignment">
          <style:list-level-label-alignment text:label-followed-by="listtab" text:list-tab-stop-position="7.874cm" fo:text-indent="-2.794cm" fo:margin-left="7.874cm"/>
        </style:list-level-properties>
      </text:outline-level-style>
      <text:outline-level-style text:level="10" style:num-format="">
        <style:list-level-properties text:list-level-position-and-space-mode="label-alignment">
          <style:list-level-label-alignment text:label-followed-by="listtab" text:list-tab-stop-position="8.128cm" fo:text-indent="-3.048cm" fo:margin-left="8.12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FILIOL DE RAIMOND-MICHEL Guillaume <text:s text:c="70"/>BOUMEDINE Cyrus</text:p>
        <text:p text:style-name="Header">DALL'AGNOL Tom<text:tab/><text:tab/> <text:s text:c="9"/>DRAVET Jean-Baptiste</text:p>
      </style:header>
      <style:footer>
        <text:p text:style-name="MP1"><text:page-number text:select-page="current">3</text:page-number></text:p>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meta:initial-creator>
    <meta:editing-cycles>10</meta:editing-cycles>
    <meta:creation-date>2015-01-23T17:27:00</meta:creation-date>
    <dc:date>2015-01-25T15:22:52.64</dc:date>
    <meta:editing-duration>PT7M48S</meta:editing-duration>
    <meta:generator>OpenOffice/4.1.1$Win32 OpenOffice.org_project/411m6$Build-9775</meta:generator>
    <meta:document-statistic meta:table-count="1" meta:image-count="0" meta:object-count="0" meta:page-count="3" meta:paragraph-count="58" meta:word-count="737" meta:character-count="398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